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OLLANTES MONTENEGRO, ANDRES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OLLANTES MONTENEGRO, ANDRES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2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2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2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40386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1T23:02:38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